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7.197cm"/>
    </style:style>
    <style:style style:name="Tableau1.B" style:family="table-column">
      <style:table-column-properties style:column-width="3.493cm"/>
    </style:style>
    <style:style style:name="Tableau1.C" style:family="table-column">
      <style:table-column-properties style:column-width="6.31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️⃣ Modalités de paiement</text:h>
      <text:list text:style-name="L1">
        <text:list-item>
          <text:p text:style-name="P1"><text:span text:style-name="Strong_20_Emphasis">Paiement sécurisé</text:span> via :</text:p>
          <text:list>
            <text:list-item>
              <text:p text:style-name="P1">Virement bancaire</text:p>
            </text:list-item>
            <text:list-item>
              <text:p text:style-name="P1">PayPal</text:p>
            </text:list-item>
            <text:list-item>
              <text:p text:style-name="P1">Carte bancaire (Stripe / autres solutions possibles)</text:p>
            </text:list-item>
          </text:list>
        </text:list-item>
        <text:list-item>
          <text:p text:style-name="P1"><text:span text:style-name="Strong_20_Emphasis">Acompte</text:span> :</text:p>
          <text:list>
            <text:list-item>
              <text:p text:style-name="P1">Pour toute prestation, un <text:span text:style-name="Strong_20_Emphasis">acompte de 30 à 50 %</text:span> est demandé avant le démarrage du projet.</text:p>
            </text:list-item>
            <text:list-item>
              <text:p text:style-name="P1">Le solde sera réglé à la livraison ou à la fin de la prestation.</text:p>
            </text:list-item>
          </text:list>
        </text:list-item>
      </text:list>
      <text:p text:style-name="Horizontal_20_Line"/>
      <text:h text:style-name="Heading_20_2" text:outline-level="2">2️⃣ Planning du paiement selon les prestation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Type de prestation</text:p>
            </table:table-cell>
            <table:table-cell table:style-name="Tableau1.A1" office:value-type="string">
              <text:p text:style-name="Table_20_Heading">Acompte</text:p>
            </table:table-cell>
            <table:table-cell table:style-name="Tableau1.A1" office:value-type="string">
              <text:p text:style-name="Table_20_Heading">Solde</text:p>
            </table:table-cell>
          </table:table-row>
        </table:table-header-rows>
        <table:table-row>
          <table:table-cell table:style-name="Tableau1.A1" office:value-type="string">
            <text:p text:style-name="Table_20_Contents">Audit OSINT / Analyse PC</text:p>
          </table:table-cell>
          <table:table-cell table:style-name="Tableau1.A1" office:value-type="string">
            <text:p text:style-name="Table_20_Contents">30% avant démarrage</text:p>
          </table:table-cell>
          <table:table-cell table:style-name="Tableau1.A1" office:value-type="string">
            <text:p text:style-name="Table_20_Contents">70% à livraison du rapport</text:p>
          </table:table-cell>
        </table:table-row>
        <table:table-row>
          <table:table-cell table:style-name="Tableau1.A1" office:value-type="string">
            <text:p text:style-name="Table_20_Contents">Développement Web – Site Vitrine</text:p>
          </table:table-cell>
          <table:table-cell table:style-name="Tableau1.A1" office:value-type="string">
            <text:p text:style-name="Table_20_Contents">50% avant démarrage</text:p>
          </table:table-cell>
          <table:table-cell table:style-name="Tableau1.A1" office:value-type="string">
            <text:p text:style-name="Table_20_Contents">50% à livraison du site</text:p>
          </table:table-cell>
        </table:table-row>
        <table:table-row>
          <table:table-cell table:style-name="Tableau1.A1" office:value-type="string">
            <text:p text:style-name="Table_20_Contents">Développement Web – Site Complet / Premium</text:p>
          </table:table-cell>
          <table:table-cell table:style-name="Tableau1.A1" office:value-type="string">
            <text:p text:style-name="Table_20_Contents">50% avant démarrage</text:p>
          </table:table-cell>
          <table:table-cell table:style-name="Tableau1.A1" office:value-type="string">
            <text:p text:style-name="Table_20_Contents">50% à livraison / après corrections finales</text:p>
          </table:table-cell>
        </table:table-row>
      </table:table>
      <text:p text:style-name="Text_20_body">💡 <text:span text:style-name="Strong_20_Emphasis">Conseil :</text:span> Pour les projets web plus complexes, un paiement intermédiaire peut être prévu après validation du design ou de certaines étapes.</text:p>
      <text:p text:style-name="Horizontal_20_Line"/>
      <text:h text:style-name="Heading_20_2" text:outline-level="2">3️⃣ Justificatifs</text:h>
      <text:list text:style-name="L2">
        <text:list-item>
          <text:p text:style-name="P2">Un <text:span text:style-name="Strong_20_Emphasis">reçu ou facture</text:span> est fourni pour chaque paiement.</text:p>
        </text:list-item>
        <text:list-item>
          <text:p text:style-name="P2">Les paiements sont sécurisés et tracés.</text:p>
        </text:list-item>
        <text:list-item>
          <text:p text:style-name="P2">Aucun fichier ou service n’est livré avant la réception de l’acompte (sauf accord particulier).</text:p>
        </text:list-item>
      </text:list>
      <text:p text:style-name="Horizontal_20_Line"/>
      <text:h text:style-name="Heading_20_2" text:outline-level="2">4️⃣ Flexibilité et sécurité</text:h>
      <text:list text:style-name="L3">
        <text:list-item>
          <text:p text:style-name="P3">Les modalités peuvent être adaptées selon le projet ou la demande du client, mais toujours <text:span text:style-name="Strong_20_Emphasis">avec accord écrit</text:span>.</text:p>
        </text:list-item>
        <text:list-item>
          <text:p text:style-name="P3">Le paiement en plusieurs étapes garantit la sécurité du client et du prestatai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24T16:02:40.215000000</meta:creation-date>
    <dc:date>2025-12-24T16:02:43.938000000</dc:date>
    <meta:editing-duration>PT4S</meta:editing-duration>
    <meta:editing-cycles>1</meta:editing-cycles>
    <meta:generator>LibreOffice/7.5.3.2$Windows_X86_64 LibreOffice_project/9f56dff12ba03b9acd7730a5a481eea045e468f3</meta:generator>
    <meta:document-statistic meta:table-count="1" meta:image-count="0" meta:object-count="0" meta:page-count="1" meta:paragraph-count="29" meta:word-count="205" meta:character-count="1171" meta:non-whitespace-character-count="1005"/>
  </office:meta>
</office:document-meta>
</file>